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uk" fo:country="UA" officeooo:paragraph-rsid="000a2237" style:font-size-asian="14pt" style:font-size-complex="14pt"/>
    </style:style>
    <style:style style:name="P2" style:family="paragraph" style:parent-style-name="Standard">
      <style:text-properties fo:font-size="14pt" fo:language="uk" fo:country="UA" officeooo:paragraph-rsid="000ce790" style:font-size-asian="14pt" style:font-size-complex="14pt"/>
    </style:style>
    <style:style style:name="P3" style:family="paragraph" style:parent-style-name="Standard">
      <style:text-properties fo:font-size="14pt" fo:language="uk" fo:country="UA" officeooo:paragraph-rsid="000d6ba3" style:font-size-asian="14pt" style:font-size-complex="14pt"/>
    </style:style>
    <style:style style:name="P4" style:family="paragraph" style:parent-style-name="Standard">
      <style:text-properties fo:font-size="14pt" fo:language="uk" fo:country="UA" officeooo:rsid="000af3c5" officeooo:paragraph-rsid="000a2237" style:font-size-asian="14pt" style:font-size-complex="14pt"/>
    </style:style>
    <style:style style:name="P5" style:family="paragraph" style:parent-style-name="Standard">
      <style:text-properties fo:font-size="14pt" fo:language="uk" fo:country="UA" officeooo:rsid="000ce790" officeooo:paragraph-rsid="000ce790" style:font-size-asian="14pt" style:font-size-complex="14pt"/>
    </style:style>
    <style:style style:name="P6" style:family="paragraph" style:parent-style-name="Standard">
      <style:text-properties fo:font-size="14pt" fo:language="uk" fo:country="UA" officeooo:rsid="000d6ba3" officeooo:paragraph-rsid="000d6ba3" style:font-size-asian="14pt" style:font-size-complex="14pt"/>
    </style:style>
    <style:style style:name="P7" style:family="paragraph" style:parent-style-name="Standard">
      <style:text-properties fo:font-size="14pt" fo:language="uk" fo:country="UA" officeooo:paragraph-rsid="000f3fc4" style:font-size-asian="14pt" style:font-size-complex="14pt"/>
    </style:style>
    <style:style style:name="P8" style:family="paragraph" style:parent-style-name="Standard">
      <style:text-properties fo:font-size="14pt" fo:language="uk" fo:country="UA" officeooo:rsid="000f3fc4" officeooo:paragraph-rsid="000d6ba3" style:font-size-asian="14pt" style:font-size-complex="14pt"/>
    </style:style>
    <style:style style:name="P9" style:family="paragraph" style:parent-style-name="Standard">
      <style:text-properties fo:font-size="14pt" fo:language="uk" fo:country="UA" officeooo:rsid="0010a15a" officeooo:paragraph-rsid="000f3fc4" style:font-size-asian="14pt" style:font-size-complex="14pt"/>
    </style:style>
    <style:style style:name="P10" style:family="paragraph" style:parent-style-name="Standard">
      <style:text-properties fo:font-size="14pt" fo:language="uk" fo:country="UA" officeooo:rsid="0010a15a" officeooo:paragraph-rsid="0010a15a" style:font-size-asian="14pt" style:font-size-complex="14pt"/>
    </style:style>
    <style:style style:name="P11" style:family="paragraph" style:parent-style-name="Standard">
      <style:text-properties fo:font-size="14pt" fo:language="uk" fo:country="UA" officeooo:rsid="0010a15a" officeooo:paragraph-rsid="00110eb0" style:font-size-asian="14pt" style:font-size-complex="14pt"/>
    </style:style>
    <style:style style:name="T1" style:family="text">
      <style:text-properties officeooo:rsid="000a2237"/>
    </style:style>
    <style:style style:name="T2" style:family="text">
      <style:text-properties officeooo:rsid="000a4cc0"/>
    </style:style>
    <style:style style:name="T3" style:family="text">
      <style:text-properties officeooo:rsid="000af3c5"/>
    </style:style>
    <style:style style:name="T4" style:family="text">
      <style:text-properties officeooo:rsid="000ce790"/>
    </style:style>
    <style:style style:name="T5" style:family="text">
      <style:text-properties officeooo:rsid="000d6ba3"/>
    </style:style>
    <style:style style:name="T6" style:family="text">
      <style:text-properties officeooo:rsid="000f3fc4"/>
    </style:style>
    <style:style style:name="T7" style:family="text">
      <style:text-properties officeooo:rsid="0010a15a"/>
    </style:style>
    <style:style style:name="T8" style:family="text">
      <style:text-properties officeooo:rsid="00110e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Термін оптимальна фільтрація відносять до методики оцінки стану динамічної системи, з якої ми спостерігаємо непрямі вимірювання. Стан відносить до фізичного стану, який може бути описаний динамічними змінними, такими як позиція, швидкість та прискорення рухомого об'єкту. Шум в вимірах означає, що <text:s/>існує деяка <text:s/>степінь невизначеності в них. Динамічна система залучає функції часу, а також шум в динаміці системи, <text:s/>система не може бути змодельована як повністю детерміністичний процес. З цього боку, термін фільтрація <text:s/>означає фільтрацію шуму в вимірах і забезпечення оптимального оцінювання змінних стану систе</text:span><text:span text:style-name="T2">ми по відповідним вимірам і висунути припущення </text:span><text:span text:style-name="T3">щодо динаміки системи.</text:span></text:p>
      <text:p text:style-name="P4"/>
      <text:p text:style-name="P5">Оптимальний фільтр Калмана — ефективна і гнучка процедура для об'єднання інформації із зашумлених датчиків для оцінки стану стохастичної системии.</text:p>
      <text:p text:style-name="P5"/>
      <text:p text:style-name="P5">Фільтра включає 2 типа змінних:</text:p>
      <text:p text:style-name="P5"/>
      <text:p text:style-name="P2"><text:span text:style-name="T5">1</text:span><text:span text:style-name="T4">Вектор стану системи, включає наступні компоненти:</text:span></text:p>
      <text:p text:style-name="P5">Змінні, які безпосередньо нас цікавлять (необхідно знайти, наприклад швидкість, прискорення)</text:p>
      <text:p text:style-name="P5">Змінні, які безпосередньо не використовуються, але необхідні для процесу оцінювання. В загальному випадку не важливо знати їхні значення, але необхідно визначити їх для для покращення точності оцікни.</text:p>
      <text:p text:style-name="P3"><text:span text:style-name="T4">Фільтр Калмана </text:span><text:span text:style-name="T5">у специфічних задача</text:span><text:span text:style-name="T4"> має включати всі ті змінні динаміки системи, які </text:span><text:span text:style-name="T5">можуть бути виміряні ДПІ.</text:span></text:p>
      <text:p text:style-name="P6"/>
      <text:p text:style-name="P3"><text:span text:style-name="T5">2</text:span><text:span text:style-name="T4"> </text:span><text:span text:style-name="T5">Коваріаційна матриця: міра невизначеності оцінювання. Рівняння, що використовуються для </text:span><text:span text:style-name="T6">отримання коваріаційної матриці</text:span><text:span text:style-name="T5"> </text:span><text:span text:style-name="T6">( рівняння Рікатті) та управління невизначеністю, визначають як шум датчиків та динаміка невизначеності впливають на невизначеність стану системи, що оцінюється.</text:span></text:p>
      <text:p text:style-name="P8"/>
      <text:p text:style-name="P7"><text:span text:style-name="T6">За допомогою отримання невизначеності власне системи і невизначеності у відповідних показника датчиків, ФК дає можливість комплексувати данні з усіх ДПІ “отимально”, в сенсі, що результуюча оцінка мінімізує </text:span><text:span text:style-name="T7">квадратичну функцію помилки оцінки, включаючи мінімальне середньо квадратичне відхилення будь-якої лінійної комбінації помилок оцінювання. Коефіцієнт підсилення Калмана — оптимальна зважена матриця, що поєднує данні ДПІ з попередньою оцінкою, для отримання нової апостеріорної оцінки.</text:span></text:p>
      <text:p text:style-name="P9"/>
      <text:p text:style-name="P10"><text:soft-page-break/>ФК — це процес двух кроків, крок, який називатимемо “прогноз” і “корекція”. Процес фільтрації можна почати з будь-якого кроку.</text:p>
      <text:p text:style-name="P10"/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39in" fo:margin-bottom="0.7827in" fo:margin-left="2.1602in" fo:margin-right="0.495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kolai Novik</meta:initial-creator>
    <meta:creation-date>2010-12-12T12:50:15</meta:creation-date>
    <dc:date>2010-12-12T21:38:39</dc:date>
    <dc:creator>Nickolai Novik</dc:creator>
    <meta:editing-duration>PT07H54M21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2" meta:paragraph-count="10" meta:word-count="291" meta:character-count="2211"/>
  </office:meta>
</office:document-meta>
</file>